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97cm" svg:height="9.004cm" svg:x="0.964cm" svg:y="3.931cm">
            <draw:object draw:notify-on-update-of-ranges="Arkusz1.A1:Arkusz1.A4 Arkusz1.B1:Arkusz1.B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.042cm" svg:height="9.721cm" svg:x="18.393cm" svg:y="3.639cm">
            <draw:object draw:notify-on-update-of-ranges="Arkusz1.D1:Arkusz1.D4 Arkusz1.E1:Arkusz1.E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5cm" svg:x="4.571cm" svg:y="15.166cm">
            <draw:object draw:notify-on-update-of-ranges="Arkusz1.G1:Arkusz1.G4 Arkusz1.H1:Arkusz1.H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10^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0^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0^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10^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10^3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10^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10^6</text:p>
          </table:table-cell>
          <table:table-cell office:value-type="float" office:value="31431" calcext:value-type="float">
            <text:p>31431</text:p>
          </table:table-cell>
          <table:table-cell/>
          <table:table-cell office:value-type="string" calcext:value-type="string">
            <text:p>10^6</text:p>
          </table:table-cell>
          <table:table-cell office:value-type="float" office:value="29654" calcext:value-type="float">
            <text:p>29654</text:p>
          </table:table-cell>
          <table:table-cell/>
          <table:table-cell office:value-type="string" calcext:value-type="string">
            <text:p>10^6</text:p>
          </table:table-cell>
          <table:table-cell office:value-type="float" office:value="29263" calcext:value-type="float">
            <text:p>29263</text:p>
          </table:table-cell>
          <table:table-cell table:number-columns-repeated="2"/>
          <table:table-cell office:value-type="string" calcext:value-type="string">
            <text:p>10^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0^8</text:p>
          </table:table-cell>
          <table:table-cell office:value-type="float" office:value="2995016" calcext:value-type="float">
            <text:p>2995016</text:p>
          </table:table-cell>
          <table:table-cell/>
          <table:table-cell office:value-type="string" calcext:value-type="string">
            <text:p>10^8</text:p>
          </table:table-cell>
          <table:table-cell office:value-type="float" office:value="2897690" calcext:value-type="float">
            <text:p>2897690</text:p>
          </table:table-cell>
          <table:table-cell/>
          <table:table-cell office:value-type="string" calcext:value-type="string">
            <text:p>10^8</text:p>
          </table:table-cell>
          <table:table-cell office:value-type="float" office:value="2790048" calcext:value-type="float">
            <text:p>2790048</text:p>
          </table:table-cell>
          <table:table-cell table:number-columns-repeated="2"/>
          <table:table-cell office:value-type="string" calcext:value-type="string">
            <text:p>10^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10^6</text:p>
          </table:table-cell>
          <table:table-cell office:value-type="float" office:value="29263" calcext:value-type="float">
            <text:p>2926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10^8</text:p>
          </table:table-cell>
          <table:table-cell office:value-type="float" office:value="2790048" calcext:value-type="float">
            <text:p>27900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.00.0000</text:date>, <text:time style:data-style-name="N2" text:time-value="18:15:12.84602240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8T18:03:49.130507590</meta:creation-date>
    <dc:date>2015-03-18T18:19:05.438861836</dc:date>
    <meta:editing-duration>P0D</meta:editing-duration>
    <meta:editing-cycles>2</meta:editing-cycles>
    <meta:generator>LibreOffice/4.2.7.2$Linux_x86 LibreOffice_project/420m0$Build-2</meta:generator>
    <meta:document-statistic meta:table-count="1" meta:cell-count="3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334cm" svg:y="0.316cm" chart:style-name="ch2">
          <text:p>LISTA</text:p>
        </chart:title>
        <chart:plot-area chart:style-name="ch3" table:cell-range-address="Arkusz1.A1:Arkusz1.B4" chart:data-source-has-labels="column" svg:x="1.33cm" svg:y="1.301cm" svg:width="14.349cm" svg:height="6.543cm">
          <chartooo:coordinate-region svg:x="3.063cm" svg:y="1.501cm" svg:width="12.257cm" svg:height="5.696cm"/>
          <chart:axis chart:dimension="x" chart:name="primary-x" chart:style-name="ch4" chartooo:axis-type="auto">
            <chartooo:date-scale/>
            <chart:title svg:x="8.354cm" svg:y="8.024cm" chart:style-name="ch5">
              <text:p>n</text:p>
            </chart:title>
            <chart:categories table:cell-range-address="Arkusz1.A1:Arkusz1.A4"/>
          </chart:axis>
          <chart:axis chart:dimension="y" chart:name="primary-y" chart:style-name="ch6">
            <chart:title svg:x="0.451cm" svg:y="4.96cm" chart:style-name="ch7">
              <text:p>czas</text:p>
            </chart:title>
            <chart:grid chart:style-name="ch8" chart:class="major"/>
          </chart:axis>
          <chart:series chart:style-name="ch9" chart:values-cell-range-address="Arkusz1.B1:Arkusz1.B4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0^2</text:p>
                <draw:g>
                  <svg:desc>Arkusz1.A1:Arkusz1.A4</svg:desc>
                </draw:g>
              </table:table-cell>
              <table:table-cell office:value-type="float" office:value="20">
                <text:p>20</text:p>
                <draw:g>
                  <svg:desc>Arkusz1.B1:Arkusz1.B4</svg:desc>
                </draw:g>
              </table:table-cell>
            </table:table-row>
            <table:table-row>
              <table:table-cell office:value-type="string">
                <text:p>10^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^6</text:p>
              </table:table-cell>
              <table:table-cell office:value-type="float" office:value="31431">
                <text:p>31431</text:p>
              </table:table-cell>
            </table:table-row>
            <table:table-row>
              <table:table-cell office:value-type="string">
                <text:p>10^8</text:p>
              </table:table-cell>
              <table:table-cell office:value-type="float" office:value="2995016">
                <text:p>2995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43cm" svg:height="9.722cm" xlink:href=".." xlink:type="simple" chart:class="chart:line" chart:style-name="ch1">
        <chart:title svg:x="5.754cm" svg:y="0.117cm" chart:style-name="ch2">
          <text:p>KOLEJKA</text:p>
        </chart:title>
        <chart:plot-area chart:style-name="ch3" table:cell-range-address="Arkusz1.D1:Arkusz1.E4" chart:data-source-has-labels="column" svg:x="-0.051cm" svg:y="0.652cm" svg:width="13.791cm" svg:height="8.616cm">
          <chartooo:coordinate-region svg:x="1.682cm" svg:y="0.851cm" svg:width="11.699cm" svg:height="7.77cm"/>
          <chart:axis chart:dimension="x" chart:name="primary-x" chart:style-name="ch4" chartooo:axis-type="auto">
            <chartooo:date-scale/>
            <chart:title svg:x="6.694cm" svg:y="9.162cm" chart:style-name="ch5">
              <text:p>n</text:p>
            </chart:title>
            <chart:categories table:cell-range-address="Arkusz1.D1:Arkusz1.D4"/>
          </chart:axis>
          <chart:axis chart:dimension="y" chart:name="primary-y" chart:style-name="ch6">
            <chart:title svg:x="0cm" svg:y="5.348cm" chart:style-name="ch7">
              <text:p>czas</text:p>
            </chart:title>
            <chart:grid chart:style-name="ch8" chart:class="major"/>
          </chart:axis>
          <chart:series chart:style-name="ch9" chart:values-cell-range-address="Arkusz1.E1:Arkusz1.E4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0^2</text:p>
                <draw:g>
                  <svg:desc>Arkusz1.D1:Arkusz1.D4</svg:desc>
                </draw:g>
              </table:table-cell>
              <table:table-cell office:value-type="float" office:value="21">
                <text:p>21</text:p>
                <draw:g>
                  <svg:desc>Arkusz1.E1:Arkusz1.E4</svg:desc>
                </draw:g>
              </table:table-cell>
            </table:table-row>
            <table:table-row>
              <table:table-cell office:value-type="string">
                <text:p>10^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^6</text:p>
              </table:table-cell>
              <table:table-cell office:value-type="float" office:value="29654">
                <text:p>29654</text:p>
              </table:table-cell>
            </table:table-row>
            <table:table-row>
              <table:table-cell office:value-type="string">
                <text:p>10^8</text:p>
              </table:table-cell>
              <table:table-cell office:value-type="float" office:value="2897690">
                <text:p>28976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334cm" svg:y="0.316cm" chart:style-name="ch2">
          <text:p>STOS</text:p>
        </chart:title>
        <chart:plot-area chart:style-name="ch3" table:cell-range-address="Arkusz1.G1:Arkusz1.H4" chart:data-source-has-labels="column" svg:x="1.33cm" svg:y="1.301cm" svg:width="14.349cm" svg:height="6.544cm">
          <chartooo:coordinate-region svg:x="3.063cm" svg:y="1.501cm" svg:width="12.257cm" svg:height="5.697cm"/>
          <chart:axis chart:dimension="x" chart:name="primary-x" chart:style-name="ch4" chartooo:axis-type="auto">
            <chartooo:date-scale/>
            <chart:title svg:x="8.354cm" svg:y="8.025cm" chart:style-name="ch5">
              <text:p>n</text:p>
            </chart:title>
            <chart:categories table:cell-range-address="Arkusz1.G1:Arkusz1.G4"/>
          </chart:axis>
          <chart:axis chart:dimension="y" chart:name="primary-y" chart:style-name="ch6">
            <chart:title svg:x="0.451cm" svg:y="4.961cm" chart:style-name="ch7">
              <text:p>czas</text:p>
            </chart:title>
            <chart:grid chart:style-name="ch8" chart:class="major"/>
          </chart:axis>
          <chart:series chart:style-name="ch9" chart:values-cell-range-address="Arkusz1.H1:Arkusz1.H4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H</text:p>
              </table:table-cell>
            </table:table-row>
          </table:table-header-rows>
          <table:table-rows>
            <table:table-row>
              <table:table-cell office:value-type="string">
                <text:p>10^2</text:p>
                <draw:g>
                  <svg:desc>Arkusz1.G1:Arkusz1.G4</svg:desc>
                </draw:g>
              </table:table-cell>
              <table:table-cell office:value-type="float" office:value="23">
                <text:p>23</text:p>
                <draw:g>
                  <svg:desc>Arkusz1.H1:Arkusz1.H4</svg:desc>
                </draw:g>
              </table:table-cell>
            </table:table-row>
            <table:table-row>
              <table:table-cell office:value-type="string">
                <text:p>10^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^6</text:p>
              </table:table-cell>
              <table:table-cell office:value-type="float" office:value="29263">
                <text:p>29263</text:p>
              </table:table-cell>
            </table:table-row>
            <table:table-row>
              <table:table-cell office:value-type="string">
                <text:p>10^8</text:p>
              </table:table-cell>
              <table:table-cell office:value-type="float" office:value="2790048">
                <text:p>27900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